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Title">
      <style:paragraph-properties fo:break-before="page"/>
      <style:text-properties officeooo:rsid="001a6369" officeooo:paragraph-rsid="001a6369"/>
    </style:style>
    <style:style style:name="P5" style:family="paragraph" style:parent-style-name="Text_20_body">
      <style:text-properties officeooo:rsid="001a6369" officeooo:paragraph-rsid="001a6369"/>
    </style:style>
    <style:style style:name="P6" style:family="paragraph" style:parent-style-name="Text_20_body">
      <style:text-properties officeooo:rsid="001a6369" officeooo:paragraph-rsid="001daad1"/>
    </style:style>
    <style:style style:name="P7" style:family="paragraph" style:parent-style-name="Subtitle">
      <style:paragraph-properties fo:text-align="start" style:justify-single-word="false"/>
      <style:text-properties officeooo:paragraph-rsid="001daad1"/>
    </style:style>
    <style:style style:name="P8" style:family="paragraph" style:parent-style-name="Text_20_body">
      <style:text-properties officeooo:paragraph-rsid="001daad1"/>
    </style:style>
    <style:style style:name="P9" style:family="paragraph" style:parent-style-name="Text_20_body" style:list-style-name="L1"/>
    <style:style style:name="P10" style:family="paragraph" style:parent-style-name="Text_20_body" style:list-style-name="L2"/>
    <style:style style:name="T1" style:family="text">
      <style:text-properties fo:background-color="#b4c7dc" loext:char-shading-value="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Indice</text:p>
          </text:index-title>
          <text:p text:style-name="P1"><text:a xlink:type="simple" xlink:href="#__RefHeading___Toc117_4063652002" office:name="Introducción" text:style-name="Index_20_Link" text:visited-style-name="Index_20_Link">1 Introducción<text:tab/>2</text:a></text:p>
          <text:p text:style-name="P2"><text:a xlink:type="simple" xlink:href="#__RefHeading___Toc119_4063652002" office:name="El dominio del problema" text:style-name="Index_20_Link" text:visited-style-name="Index_20_Link">1.1 El dominio del problema<text:tab/>2</text:a></text:p>
          <text:p text:style-name="P3"><text:a xlink:type="simple" xlink:href="#__RefHeading___Toc121_4063652002" office:name="Software de nivel industrial" text:style-name="Index_20_Link" text:visited-style-name="Index_20_Link">1.1.1 Software de nivel industrial<text:tab/>2</text:a></text:p>
          <text:p text:style-name="P3"><text:a xlink:type="simple" xlink:href="#__RefHeading___Toc123_4063652002" office:name="El software es costoso" text:style-name="Index_20_Link" text:visited-style-name="Index_20_Link">1.1.2 El software es costoso<text:tab/>3</text:a></text:p>
          <text:p text:style-name="P3"><text:a xlink:type="simple" xlink:href="#__RefHeading___Toc166_825705182" office:name="Tardío e In-fiable" text:style-name="Index_20_Link" text:visited-style-name="Index_20_Link">1.1.3 Tardío e In-fiable<text:tab/>4</text:a></text:p>
          <text:p text:style-name="P3"><text:a xlink:type="simple" xlink:href="#__RefHeading___Toc168_825705182" office:name="Mantenimiento y Re-trabajo" text:style-name="Index_20_Link" text:visited-style-name="Index_20_Link">1.1.4 Mantenimiento y Re-trabajo<text:tab/>5</text:a></text:p>
          <text:p text:style-name="P2"><text:a xlink:type="simple" xlink:href="#__RefHeading___Toc315_825705182" office:name="Los Desafíos de la Ingeniería de Software" text:style-name="Index_20_Link" text:visited-style-name="Index_20_Link">1.2 Los Desafíos de la Ingeniería de Software<text:tab/>7</text:a></text:p>
        </text:index-body>
      </text:table-of-content>
      <text:p text:style-name="Text_20_body"/>
      <text:p text:style-name="P4">Ingeniería del Software</text:p>
      <text:p text:style-name="P5"/>
      <text:p text:style-name="P6">La Ingeniería de Software es la aplicación de un enfoque sistemático, disciplinado, y cuantificable al desarrollo, operación, y mantenimiento del software.</text:p>
      <text:p text:style-name="P7">Software</text:p>
      <text:p text:style-name="Text_20_body">Colección de programas, procedimientos, y la documentación y datos asociados que determinan la operación de un sistema de computación. </text:p>
      <text:h text:style-name="Heading_20_1" text:outline-level="1"><text:bookmark-start text:name="__RefHeading___Toc117_4063652002"/>Introducción<text:bookmark-end text:name="__RefHeading___Toc117_4063652002"/></text:h>
      <text:h text:style-name="Heading_20_2" text:outline-level="2"><text:bookmark-start text:name="__RefHeading___Toc119_4063652002"/>El dominio del problema<text:bookmark-end text:name="__RefHeading___Toc119_4063652002"/></text:h>
      <text:p text:style-name="P8">En ingeniería de software no tratamos con programas que la gente desarrolla para ilustrar un concepto o como pasatiempo (a lo que aquí llamamos sistemas de estudiante). En cambio, el dominio de problemas se centra en <text:span text:style-name="T1">software que resuelve necesidades reales de ciertos usuarios, en contextos donde sistemas más grandes o incluso negocios completos pueden depender de ese software, y donde los fallos pueden provocar pérdidas significativas</text:span>, ya sea de forma directa o indirecta.<text:line-break/><text:line-break/>A este tipo de software lo llamamos <text:span text:style-name="T1">software de nivel industrial</text:span>.<text:line-break/>Comencemos primero hablando de la diferencia clave entre el software de estudiante y el software de nivel industrial.</text:p>
      <text:h text:style-name="Heading_20_3" text:outline-level="3"><text:bookmark-start text:name="__RefHeading___Toc121_4063652002"/><text:span text:style-name="Strong_20_Emphasis">Software de nivel industrial</text:span><text:bookmark-end text:name="__RefHeading___Toc121_4063652002"/></text:h>
      <text:p text:style-name="Text_20_body">Un sistema desarrollado por un estudiante está pensado principalmente con fines de demostración; por lo general, no se utiliza para resolver un problema real de alguna organización. En consecuencia, nada verdaderamente importante depende de que funcione correctamente. Y como nada de peso depende de ese software, la existencia de “bugs” (defectos o fallos) no es un gran problema. Por eso, normalmente no se diseña pensando en aspectos de calidad como portabilidad, robustez, fiabilidad o usabilidad.</text:p>
      <text:p text:style-name="Text_20_body">Además, el software de estudiante suele ser utilizado por el mismo desarrollador que lo creó, así que no hay necesidad de documentación, y nuevamente los errores no son críticos, ya que el propio usuario–desarrollador puede corregirlos en cuanto los detecta.</text:p>
      <text:p text:style-name="Text_20_body">En cambio, un sistema de software de nivel industrial se construye para resolver un problema real de un cliente, y es utilizado por la organización del cliente para operar alguna parte de su negocio (entendiendo “negocio” en un sentido muy amplio: puede ser administrar inventarios, finanzas, monitorear pacientes, controlar el tráfico aéreo, etc.). Dicho de otro modo, actividades importantes dependen de que el sistema funcione correctamente. Y una falla en este tipo de sistemas puede tener un impacto enorme: pérdidas económicas o comerciales, molestias para los usuarios, e incluso pérdida de bienes o vidas humanas.</text:p>
      <text:p text:style-name="Text_20_body"><text:soft-page-break/>Por lo tanto, este software necesita ser de alta calidad en propiedades como confiabilidad, robustez y facilidad de uso.</text:p>
      <text:p text:style-name="Text_20_body">Este requisito de alta calidad tiene muchas implicaciones:</text:p>
      <text:list text:style-name="L1">
        <text:list-item>
          <text:p text:style-name="P9"><text:span text:style-name="Strong_20_Emphasis">Primero</text:span>, el software debe probarse exhaustivamente antes de ponerse en uso. Esta necesidad de pruebas rigurosas aumenta considerablemente el costo. En un proyecto de software industrial, <text:span text:style-name="T1">entre un 30% y un 50% del esfuerzo total puede dedicarse a las pruebas</text:span> (mientras que en un proyecto de estudiante, ¡incluso un 5% podría considerarse mucho!).</text:p>
        </text:list-item>
        <text:list-item>
          <text:p text:style-name="P9"><text:span text:style-name="Strong_20_Emphasis">Segundo</text:span>, desarrollar <text:span text:style-name="T1">software de alta calidad requiere dividir el proceso en fases</text:span>, de manera que la salida de cada una sea revisada y evaluada para eliminar defectos lo antes posible. Esta necesidad de dividir el problema y detectar errores temprano implica más documentación, más estándares y más procesos. Todo esto aumenta el esfuerzo necesario para construir el software, por lo que la productividad al desarrollar software industrial suele ser mucho menor que la de un software estudiantil.</text:p>
        </text:list-item>
      </text:list>
      <text:p text:style-name="Text_20_body">El software de nivel industrial también presenta otras características que no existen en los sistemas de estudiante. Generalmente, para un mismo problema, los requisitos detallados de lo que debe hacer el software aumentan considerablemente. Además de los requisitos de calidad, se suman necesidades de respaldo y recuperación, tolerancia a fallos, cumplimiento de estándares, portabilidad, etc. Todo esto, por lo general, hace que el sistema sea más complejo y más grande.</text:p>
      <text:p text:style-name="Text_20_body">De hecho, para un mismo problema, el software industrial puede tener un tamaño al menos dos veces mayor que el sistema de estudiante. Si asumimos una productividad cinco veces menor y un tamaño dos veces mayor, construir un software de nivel industrial puede requerir unas <text:span text:style-name="Strong_20_Emphasis">10 veces más esfuerzo</text:span> que un software de estudiante para el mismo problema. La “regla práctica” de Brooks también dice que el software industrial puede costar unas 10 veces más que el software estudiantil [25].</text:p>
      <text:p text:style-name="Text_20_body">La industria del software está interesada principalmente en desarrollar software de nivel industrial, y el área de ingeniería de software se enfoca en cómo construir este tipo de sistemas.</text:p>
      <text:p text:style-name="Text_20_body">En el resto del libro, cuando usemos la palabra <text:span text:style-name="Emphasis">software</text:span>, nos estaremos refiriendo a <text:span text:style-name="Emphasis">software de nivel industrial</text:span>.</text:p>
      <text:p text:style-name="Text_20_body">El IEEE define software como: <text:span text:style-name="Emphasis">“el conjunto de programas informáticos, procedimientos, reglas, y la documentación y datos asociados”</text:span> [91]. Esta definición deja claro que el software no son solo programas, sino que también incluye toda la documentación y datos relacionados. Esto implica que la disciplina que se ocupa de desarrollar software no debe centrarse únicamente en crear programas, sino en producir todos los elementos que lo componen.</text:p>
      <text:p text:style-name="P8"/>
      <text:h text:style-name="Heading_20_3" text:outline-level="3"><text:bookmark-start text:name="__RefHeading___Toc123_4063652002"/><text:span text:style-name="Strong_20_Emphasis">El software es costoso</text:span><text:bookmark-end text:name="__RefHeading___Toc123_4063652002"/></text:h>
      <text:p text:style-name="Text_20_body">El software de nivel industrial es muy caro, principalmente porque su desarrollo es extremadamente intensivo en mano de obra. Para darnos una idea de los costos implicados, consideremos el estado actual de la práctica en la industria.</text:p>
      <text:p text:style-name="Text_20_body">La métrica más utilizada para medir el tamaño del software en la industria es el número de líneas de código (LOC) o miles de líneas de código (KLOC) entregadas.</text:p>
      <text:p text:style-name="Text_20_body"><text:soft-page-break/>Dado que el principal costo de producir software es el trabajo humano, el <text:span text:style-name="T1">costo de desarrollo</text:span> se mide generalmente en <text:span text:style-name="Emphasis"><text:span text:style-name="T1">persona-meses</text:span></text:span><text:span text:style-name="T1"> de esfuerzo invertido</text:span>. Asimismo, la <text:span text:style-name="T1">productividad en la industria</text:span> suele expresarse en <text:span text:style-name="T1">LOC (o KLOC) por persona-mes</text:span>.</text:p>
      <text:p text:style-name="Text_20_body">En el desarrollo de nuevo código, la productividad típica en la industria oscila entre <text:span text:style-name="Strong_20_Emphasis">300 y 1.000 LOC por persona-mes</text:span>. Es decir, a lo largo de todo el ciclo de desarrollo, un programador promedio produce entre 300 y 1.000 LOC por mes.</text:p>
      <text:p text:style-name="Text_20_body">Las empresas de software suelen cobrar al cliente para el que desarrollan a partir de <text:span text:style-name="Strong_20_Emphasis">100.000 USD por persona-año</text:span>, o más de <text:span text:style-name="Strong_20_Emphasis">8.000 USD por persona-mes</text:span> (aproximadamente 50 USD por hora). Con las cifras actuales de productividad, esto significa que <text:span text:style-name="Strong_20_Emphasis">cada línea de código entregada cuesta entre 8 y 25 USD</text:span>. Dicho de otro modo, una sola línea de código puede costar entre 8 y 25 dólares con los niveles actuales de costos y productividad.</text:p>
      <text:p text:style-name="Text_20_body">Incluso proyectos pequeños pueden fácilmente alcanzar <text:span text:style-name="Strong_20_Emphasis">50.000 LOC</text:span>. Con esta productividad, un proyecto así costaría entre <text:span text:style-name="Strong_20_Emphasis">0,5 y 1,25 millones de USD</text:span>.</text:p>
      <text:p text:style-name="Text_20_body">Con la potencia actual de las computadoras, un software de este tamaño puede ejecutarse perfectamente en una estación de trabajo o un pequeño servidor. Esto implica que un software que puede costar más de un millón de dólares puede correr sobre un hardware cuyo precio no pasa de unas decenas de miles de dólares. Esto demuestra claramente que <text:span text:style-name="Strong_20_Emphasis">el costo del hardware es solo una fracción del costo del software</text:span> que ejecuta.</text:p>
      <text:p text:style-name="Text_20_body">Este ejemplo muestra que el software no solo es muy caro, sino que suele ser el <text:span text:style-name="Strong_20_Emphasis">componente principal</text:span> del costo total de un sistema automatizado, siendo el hardware un elemento mucho menor. Esto se refleja en el gráfico clásico de inversión hardware–software mostrado en la Figura 1.1 [17].</text:p>
      <text:p text:style-name="Text_20_body">Como se observa en la Figura 1.1, en los primeros tiempos el costo del hardware solía dominar el costo total del sistema. Pero, a medida que el precio del hardware ha ido disminuyendo y continúa bajando, y que su potencia se duplica aproximadamente cada 2 años (la Ley de Moore), permitiendo ejecutar sistemas de software cada vez más grandes, <text:span text:style-name="Strong_20_Emphasis">el costo del software ha pasado a ser el factor dominante en los sistemas</text:span>.</text:p>
      <text:p text:style-name="Text_20_body"/>
      <text:h text:style-name="Heading_20_3" text:outline-level="3"><text:bookmark-start text:name="__RefHeading___Toc166_825705182"/><text:span text:style-name="Strong_20_Emphasis">Tardío e In-fiable</text:span><text:bookmark-end text:name="__RefHeading___Toc166_825705182"/></text:h>
      <text:p text:style-name="Text_20_body">A pesar de los importantes avances en las técnicas de desarrollo de software, esta sigue siendo un área débil. En una encuesta realizada a más de 600 empresas, más del <text:span text:style-name="Strong_20_Emphasis">35%</text:span> informó tener algún proyecto de desarrollo relacionado con computadoras que clasificaron como <text:span text:style-name="Emphasis">“runaway”</text:span> [131].</text:p>
      <text:p text:style-name="Text_20_body">Un <text:span text:style-name="Emphasis">runaway</text:span> no es simplemente un proyecto que se retrasa un poco o que supera ligeramente el presupuesto, sino uno en el que <text:span text:style-name="Strong_20_Emphasis">el presupuesto y el cronograma están completamente fuera de control</text:span>. El problema se ha vuelto tan grave que incluso ha generado una industria dedicada a resolverlo: existen empresas consultoras que asesoran sobre cómo recuperar estos proyectos, y una de ellas obtuvo más de <text:span text:style-name="Strong_20_Emphasis">30 millones de dólares</text:span> en ingresos provenientes de más de 20 clientes [131].</text:p>
      <text:p text:style-name="Text_20_body">De forma similar, se han documentado numerosos casos de <text:span text:style-name="Strong_20_Emphasis">falta de fiabilidad</text:span> en el software: programas que no hacen lo que deberían hacer o que hacen cosas que no deberían. En una encuesta <text:soft-page-break/>de defensa, se informó que <text:span text:style-name="Strong_20_Emphasis">más del 70% de todas las fallas de equipos</text:span> se debieron al software. Y esto en sistemas que también cuentan con componentes eléctricos, hidráulicos y mecánicos.</text:p>
      <text:p text:style-name="Text_20_body">Este dato deja claro que <text:span text:style-name="Strong_20_Emphasis">otras disciplinas de la ingeniería han avanzado mucho más que la ingeniería de software</text:span>, y que, en un sistema que combina productos de varias ramas de la ingeniería, el software suele ser el componente más débil. El fallo de un vuelo temprano del programa Apolo se atribuyó al software. De forma parecida, la falla en una prueba de lanzamiento de un misil en India se debió a problemas de software. Incluso muchos bancos han perdido millones de dólares debido a errores e imprecisiones en su software [122].</text:p>
      <text:p text:style-name="Text_20_body">Un apunte sobre la <text:span text:style-name="Strong_20_Emphasis">causa de la falta de fiabilidad en el software</text:span>: las fallas de software son distintas de las que ocurren, por ejemplo, en sistemas mecánicos o eléctricos. En estos últimos, los productos fallan por cambios en sus propiedades físicas o eléctricas debido al envejecimiento.</text:p>
      <text:p text:style-name="Text_20_body">En cambio, un producto de software <text:span text:style-name="Strong_20_Emphasis">nunca se desgasta con el tiempo</text:span>. Sus fallos se producen por <text:span text:style-name="Emphasis">bugs</text:span> o errores introducidos durante el diseño o el desarrollo. Así, aunque un sistema de software pueda fallar después de funcionar correctamente durante un tiempo, <text:span text:style-name="Strong_20_Emphasis">el error que provoca esa falla ya estaba presente desde el principio</text:span>; simplemente, se ejecutó en el momento del fallo. Esto es muy diferente a otros sistemas, en los que un fallo suele significar que, en algún momento antes de producirse, surgió un problema (por desgaste) que antes no existía.</text:p>
      <text:p text:style-name="Text_20_body"/>
      <text:h text:style-name="Heading_20_3" text:outline-level="3"><text:bookmark-start text:name="__RefHeading___Toc168_825705182"/><text:span text:style-name="Strong_20_Emphasis">Mantenimiento y Re-trabajo</text:span><text:bookmark-end text:name="__RefHeading___Toc168_825705182"/></text:h>
      <text:p text:style-name="Text_20_body">Una vez que el software se entrega y se pone en funcionamiento, entra en la fase de mantenimiento.<text:line-break/>¿Por qué es necesario el mantenimiento si el software no envejece?</text:p>
      <text:p text:style-name="Text_20_body">El mantenimiento del software no se debe a que sus componentes se desgasten y necesiten reemplazo, sino a que normalmente permanecen <text:span text:style-name="Strong_20_Emphasis">errores residuales</text:span> en el sistema que deben corregirse a medida que se descubren. Se cree comúnmente que, con el estado actual de la tecnología, prácticamente <text:span text:style-name="Strong_20_Emphasis">todo el software desarrollado contiene errores o </text:span><text:span text:style-name="Strong_20_Emphasis"><text:span text:style-name="Emphasis">bugs</text:span></text:span>. Muchos de ellos solo aparecen después de que el sistema ha estado en operación, incluso durante mucho tiempo.</text:p>
      <text:p text:style-name="Text_20_body">Estos errores, una vez detectados, deben eliminarse, lo que implica cambiar el software. A esto se le llama <text:span text:style-name="Strong_20_Emphasis">mantenimiento correctivo</text:span>.</text:p>
      <text:p text:style-name="Text_20_body">Incluso sin <text:span text:style-name="Emphasis">bugs</text:span>, el software suele cambiar con frecuencia. La principal razón es que el software a menudo debe <text:span text:style-name="Strong_20_Emphasis">actualizarse y mejorarse</text:span> para incluir más funcionalidades y ofrecer más servicios. Esto también requiere modificaciones.</text:p>
      <text:p text:style-name="Text_20_body">Se ha argumentado que, una vez desplegado, el software opera en un <text:span text:style-name="Strong_20_Emphasis">entorno cambiante</text:span>. Por lo tanto, las necesidades que motivaron su desarrollo también cambian para adaptarse a ese nuevo entorno. Esto obliga a que el software se adapte a las nuevas necesidades. A su vez, el software modificado cambia el entorno, lo que genera nuevos cambios. Este fenómeno se conoce como <text:span text:style-name="Strong_20_Emphasis">ley de la evolución del software</text:span> y el mantenimiento que ocasiona se llama <text:span text:style-name="Strong_20_Emphasis">mantenimiento adaptativo</text:span>.</text:p>
      <text:p text:style-name="Text_20_body">Aunque el mantenimiento no se considera parte directa del desarrollo, es una actividad crucial en la vida de un producto de software. Si consideramos todo el ciclo de vida, <text:span text:style-name="Strong_20_Emphasis">el costo del mantenimiento </text:span><text:soft-page-break/><text:span text:style-name="Strong_20_Emphasis">suele superar el costo del desarrollo</text:span>. La proporción mantenimiento/desarrollo se ha estimado en 80:20, 70:30 o 60:40.</text:p>
      <text:p text:style-name="Text_20_body">El trabajo de mantenimiento se basa en software existente, mientras que el desarrollo crea software nuevo. Por ello, el mantenimiento gira en torno a <text:span text:style-name="Strong_20_Emphasis">entender el software existente</text:span>, lo que incluye no solo el código, sino también la documentación relacionada.</text:p>
      <text:p text:style-name="Text_20_body">Al modificar el software, el mantenedor debe comprender bien <text:span text:style-name="Strong_20_Emphasis">los efectos del cambio</text:span>, ya que es fácil introducir efectos secundarios no deseados. Para comprobar que las partes no modificadas siguen funcionando igual, se realiza <text:span text:style-name="Strong_20_Emphasis">pruebas de regresión</text:span> (<text:span text:style-name="Emphasis">regression testing</text:span>), que consisten en ejecutar casos de prueba antiguos para asegurarse de que no se han introducido nuevos errores.</text:p>
      <text:p text:style-name="Text_20_body">En resumen, el mantenimiento implica:</text:p>
      <text:list text:style-name="L2">
        <text:list-item>
          <text:p text:style-name="P10">Comprender el código y la documentación existente</text:p>
        </text:list-item>
        <text:list-item>
          <text:p text:style-name="P10">Analizar el impacto del cambio</text:p>
        </text:list-item>
        <text:list-item>
          <text:p text:style-name="P10">Modificar código y documentación</text:p>
        </text:list-item>
        <text:list-item>
          <text:p text:style-name="P10">Probar las nuevas partes</text:p>
        </text:list-item>
        <text:list-item>
          <text:p text:style-name="P10">Reprobar las partes antiguas</text:p>
        </text:list-item>
      </text:list>
      <text:p text:style-name="Text_20_body">Como muchas veces durante el desarrollo no se piensa en las necesidades de los futuros mantenedores, suele haber poca documentación de apoyo, lo que, junto con la complejidad de la tarea, convierte al mantenimiento en la <text:span text:style-name="Strong_20_Emphasis">actividad más costosa</text:span> de la vida del software.</text:p>
      <text:p text:style-name="Text_20_body">El mantenimiento es un tipo de cambio que se realiza <text:span text:style-name="Strong_20_Emphasis">después</text:span> de completar el desarrollo y desplegar el software. Sin embargo, existen otros cambios que generan <text:span text:style-name="Strong_20_Emphasis"><text:span text:style-name="T2">re-trab</text:span></text:span><text:span text:style-name="T2">ajo</text:span> (<text:span text:style-name="Emphasis">rework</text:span>) <text:span text:style-name="Strong_20_Emphasis"><text:span text:style-name="T3">durante</text:span></text:span> el propio desarrollo.</text:p>
      <text:p text:style-name="Text_20_body">Uno de los mayores problemas, especialmente en sistemas grandes y complejos, es que los <text:span text:style-name="Strong_20_Emphasis">requisitos</text:span> del software no se entienden del todo. Para especificarlos completamente, todas las funcionalidades, interfaces y restricciones deben definirse antes de empezar el desarrollo. Esto obliga tanto a clientes como desarrolladores a <text:span text:style-name="Strong_20_Emphasis">imaginar cómo debería comportarse el software terminado</text:span>, algo difícil de hacer, sobre todo en proyectos grandes.</text:p>
      <text:p text:style-name="Text_20_body">En la práctica, el desarrollo comienza cuando se cree que los requisitos están bien definidos. Pero con el tiempo y una mejor comprensión del sistema, los clientes suelen descubrir requisitos adicionales no especificados al inicio. Esto lleva a cambios de requisitos, que obligan a modificar también el diseño y el código, generando re-trabajo.</text:p>
      <text:p text:style-name="Text_20_body">Además, no es solo por requisitos mal entendidos: en proyectos largos, las <text:span text:style-name="Strong_20_Emphasis">necesidades del cliente cambian con el tiempo</text:span>. Los requerimientos originales reflejan el contexto actual en el que se inició el proyecto, pero, al cambiar el contexto, cambian también las necesidades. Obviamente, el cliente quiere que el sistema final satisfaga sus necesidades más recientes, lo que provoca más cambios y re-trabajo.</text:p>
      <text:p text:style-name="Text_20_body">Se estima que el re-trabajo representa <text:span text:style-name="Strong_20_Emphasis">entre el 30% y el 40% del costo de desarrollo</text:span> [22]. Es decir, de todo el esfuerzo invertido en desarrollo, entre un tercio y casi la mitad se dedica a rehacer trabajo debido a cambios. Por eso, los cambios y el re-trabajo son uno de los principales contribuyentes a la <text:span text:style-name="Strong_20_Emphasis">crisis del software</text:span>.</text:p>
      <text:p text:style-name="Text_20_body"><text:soft-page-break/>A diferencia de otros problemas ya mencionados, el re-trabajo no siempre refleja deficiencias técnicas del desarrollo: muchas veces es el propio cliente quien impulsa los cambios debido a la evolución de sus necesidades.</text:p>
      <text:p text:style-name="P8"/>
      <text:h text:style-name="Heading_20_2" text:outline-level="2"><text:bookmark-start text:name="__RefHeading___Toc315_825705182"/>Los Desafíos de la Ingeniería de Software<text:bookmark-end text:name="__RefHeading___Toc315_825705182"/></text:h>
      <text:p text:style-name="Text_20_body">Ahora que tenemos una mejor comprensión del dominio del problema con el que trata la ingeniería de software, orientemos nuestra discusión hacia la propia Ingeniería de Software.</text:p>
      <text:p text:style-name="Text_20_body">La ingeniería de software se define como el enfoque sistemático para el desarrollo, operación, mantenimiento y retiro del software [91]. En este libro nos enfocaremos principalmente en el desarrollo.</text:p>
      <text:p text:style-name="Text_20_body">El uso del término <text:span text:style-name="Strong_20_Emphasis">enfoque sistemático</text:span> para el desarrollo de software implica que se utilizan metodologías para desarrollarlo que son <text:span text:style-name="Strong_20_Emphasis">repetibles</text:span>. Es decir, si las metodologías son aplicadas por diferentes grupos de personas, se producirá un software similar. En esencia, el objetivo de la ingeniería de software es acercar el desarrollo de software a la ciencia y la ingeniería y alejarlo de los enfoques ad-hoc para el desarrollo, cuyos resultados no son predecibles, pero que han sido usados ampliamente en el pasado y que aún se siguen utilizando para desarrollar software.</text:p>
      <text:p text:style-name="Text_20_body">Como se mencionó, el software de tipo industrial está destinado a resolver algún problema del cliente. (Usamos el término <text:span text:style-name="Strong_20_Emphasis">cliente</text:span> en un sentido muy general, para referirnos a las personas cuyas necesidades deben ser satisfechas por el software). Por lo tanto, el problema es desarrollar (de manera sistemática) un software que satisfaga las necesidades de algunos usuarios o clientes. Este problema fundamental con el que trata la ingeniería de software se muestra en la Figura 1.2.</text:p>
      <text:p text:style-name="Text_20_body">Aunque el problema básico es desarrollar de manera sistemática un software que satisfaga al cliente, existen algunos factores que afectan los enfoques seleccionados para resolver el problema. Estos factores son las fuerzas primarias que impulsan el progreso y el desarrollo en el campo de la ingeniería de software. Nosotros consideramos estos como los <text:span text:style-name="Strong_20_Emphasis">principales desafíos de la ingeniería de software</text:span> y aquí discutiremos algunos de los más importantes.</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loext:graphic-properties draw:fill="solid" draw:fill-color="#729fcf"/>
      <style:paragraph-properties fo:background-color="#729fcf"/>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1T19:53:15.783371000</meta:creation-date>
    <dc:date>2025-09-03T13:46:33.787132300</dc:date>
    <meta:editing-duration>PT10H40M42S</meta:editing-duration>
    <meta:editing-cycles>3</meta:editing-cycles>
    <meta:generator>LibreOffice/25.8.1.1$Windows_X86_64 LibreOffice_project/54047653041915e595ad4e45cccea684809c77b5</meta:generator>
    <meta:document-statistic meta:table-count="0" meta:image-count="0" meta:object-count="0" meta:page-count="7" meta:paragraph-count="73" meta:word-count="2760" meta:character-count="17317" meta:non-whitespace-character-count="14644"/>
  </office:meta>
</office:document-meta>
</file>